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" svg:font-family="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38%"/>
    </style:style>
    <style:style style:name="P2" style:family="paragraph" style:parent-style-name="Standard">
      <style:paragraph-properties fo:margin-top="0in" fo:margin-bottom="0in" style:contextual-spacing="false" fo:line-height="138%"/>
      <style:text-properties style:font-name="arial" fo:font-size="15pt" style:font-size-asian="15pt" style:font-size-complex="15pt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15pt" officeooo:rsid="00073e7d" officeooo:paragraph-rsid="0001a647" style:font-size-asian="15pt" style:font-size-complex="15pt"/>
    </style:style>
    <style:style style:name="P5" style:family="paragraph" style:parent-style-name="Standard">
      <style:text-properties fo:font-size="15pt" officeooo:rsid="00073e7d" officeooo:paragraph-rsid="00073e7d" style:font-size-asian="15pt" style:font-size-complex="15pt"/>
    </style:style>
    <style:style style:name="P6" style:family="paragraph" style:parent-style-name="Standard">
      <style:text-properties fo:font-size="15pt" officeooo:rsid="00085e3f" officeooo:paragraph-rsid="00085e3f" style:font-size-asian="15pt" style:font-size-complex="15pt"/>
    </style:style>
    <style:style style:name="P7" style:family="paragraph" style:parent-style-name="Standard">
      <style:text-properties fo:font-size="15pt" officeooo:rsid="00089a59" officeooo:paragraph-rsid="00089a59" style:font-size-asian="15pt" style:font-size-complex="15pt"/>
    </style:style>
    <style:style style:name="P8" style:family="paragraph" style:parent-style-name="Standard">
      <style:text-properties fo:font-size="15pt" officeooo:rsid="000c150d" officeooo:paragraph-rsid="000c150d" style:font-size-asian="15pt" style:font-size-complex="15pt"/>
    </style:style>
    <style:style style:name="P9" style:family="paragraph" style:parent-style-name="Standard">
      <style:text-properties fo:font-size="15pt" fo:font-weight="bold" officeooo:rsid="000d0eec" officeooo:paragraph-rsid="000d0eec" style:font-size-asian="15pt" style:font-weight-asian="bold" style:font-size-complex="15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38%"/>
    </style:style>
    <style:style style:name="P11" style:family="paragraph" style:parent-style-name="Standard">
      <style:paragraph-properties fo:margin-top="0in" fo:margin-bottom="0in" style:contextual-spacing="false" fo:line-height="138%"/>
      <style:text-properties officeooo:rsid="000ac4fd" officeooo:paragraph-rsid="000ac4fd"/>
    </style:style>
    <style:style style:name="P12" style:family="paragraph" style:parent-style-name="Text_20_body">
      <style:text-properties fo:font-size="15pt" fo:font-weight="bold" officeooo:rsid="000d0eec" officeooo:paragraph-rsid="000d0eec" style:font-size-asian="15pt" style:font-weight-asian="bold" style:font-size-complex="15pt" style:font-weight-complex="bold"/>
    </style:style>
    <style:style style:name="P13" style:family="paragraph" style:parent-style-name="Text_20_body">
      <style:text-properties officeooo:rsid="000f386b" officeooo:paragraph-rsid="000f386b"/>
    </style:style>
    <style:style style:name="P14" style:family="paragraph" style:parent-style-name="Text_20_body">
      <style:text-properties officeooo:rsid="0010bde9" officeooo:paragraph-rsid="0010bde9"/>
    </style:style>
    <style:style style:name="P15" style:family="paragraph" style:parent-style-name="Preformatted_20_Text">
      <style:text-properties fo:font-size="15pt" officeooo:rsid="000c150d" officeooo:paragraph-rsid="000c150d" style:font-size-asian="15pt" style:font-size-complex="15pt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f6f8fa" fo:padding="0in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f6f8fa" fo:padding="0in" fo:border="none">
        <style:background-image/>
      </style:paragraph-properties>
      <style:text-properties fo:font-variant="normal" fo:text-transform="none" fo:color="#969896" style:font-name="SFMono-Regular" fo:font-size="9.75pt" fo:letter-spacing="normal" fo:font-style="normal" fo:font-weight="normal"/>
    </style:style>
    <style:style style:name="P18" style:family="paragraph" style:parent-style-name="Preformatted_20_Text">
      <style:paragraph-properties fo:margin-top="0in" fo:margin-bottom="0in" style:contextual-spacing="false" fo:line-height="145%" fo:orphans="2" fo:widows="2" fo:background-color="#f6f8fa" fo:padding="0in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9" style:family="paragraph" style:parent-style-name="Heading_20_1">
      <style:text-properties fo:font-size="15pt" officeooo:rsid="000c150d" officeooo:paragraph-rsid="000c150d" style:font-size-asian="15pt" style:font-size-complex="15pt"/>
    </style:style>
    <style:style style:name="P20" style:family="paragraph" style:parent-style-name="Heading_20_1">
      <style:text-properties fo:font-variant="normal" fo:text-transform="none" fo:color="#24292e" style:font-name="apple-system" fo:font-size="15pt" fo:letter-spacing="normal" fo:font-style="normal" fo:font-weight="bold" officeooo:rsid="000c150d" officeooo:paragraph-rsid="000c150d" style:font-size-asian="15pt" style:font-size-complex="15pt"/>
    </style:style>
    <style:style style:name="T1" style:family="text">
      <style:text-properties style:font-name="arial" fo:font-size="15pt" style:font-size-asian="15pt" style:font-size-complex="15pt"/>
    </style:style>
    <style:style style:name="T2" style:family="text">
      <style:text-properties fo:font-variant="normal" fo:text-transform="none" fo:color="#242729" style:font-name="Arial" fo:font-size="11.25pt" fo:letter-spacing="normal" fo:font-style="normal"/>
    </style:style>
    <style:style style:name="T3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4" style:family="text">
      <style:text-properties fo:font-variant="normal" fo:text-transform="none" fo:color="#242729" style:font-name="Arial" fo:font-size="11.25pt" fo:letter-spacing="normal" fo:font-style="normal" fo:font-weight="bold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242729" style:font-name="Arial" fo:font-size="11.25pt" fo:letter-spacing="normal" fo:font-style="normal" fo:font-weight="bold" officeooo:rsid="000d0eec" style:font-size-asian="15pt" style:font-weight-asian="bold" style:font-size-complex="15pt" style:font-weight-complex="bold"/>
    </style:style>
    <style:style style:name="T6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7" style:family="text">
      <style:text-properties fo:font-variant="normal" fo:text-transform="none" fo:color="#242729" fo:letter-spacing="normal"/>
    </style:style>
    <style:style style:name="T8" style:family="text">
      <style:text-properties fo:font-variant="normal" fo:text-transform="none" fo:color="#242729" style:text-line-through-style="none" style:text-line-through-type="none" style:font-name="Arial" fo:font-size="18pt" fo:letter-spacing="normal" fo:font-style="normal" style:text-underline-style="none" fo:font-weight="normal" style:text-blinking="false" fo:padding="0in" fo:border="none"/>
    </style:style>
    <style:style style:name="T9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fo:padding="0in" fo:border="none"/>
    </style:style>
    <style:style style:name="T10" style:family="text">
      <style:text-properties fo:font-variant="normal" fo:text-transform="none" fo:color="#7d2727" style:font-name="Consolas" fo:font-size="9.75pt" fo:letter-spacing="normal" fo:font-style="normal" fo:font-weight="normal" fo:background-color="#eff0f1" loext:char-shading-value="0" fo:padding="0in" fo:border="none"/>
    </style:style>
    <style:style style:name="T11" style:family="text">
      <style:text-properties fo:font-variant="normal" fo:text-transform="none" fo:color="#24292e" style:font-name="apple-system" fo:font-size="12pt" fo:letter-spacing="normal" fo:font-style="normal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3" style:family="text">
      <style:text-properties fo:font-variant="normal" fo:text-transform="none" fo:color="#24292e" style:font-name="SFMono-Regular" fo:font-size="9.75pt" fo:letter-spacing="normal" fo:font-style="normal" fo:font-weight="normal" fo:padding="0in" fo:border="none"/>
    </style:style>
    <style:style style:name="T14" style:family="text">
      <style:text-properties fo:font-variant="normal" fo:text-transform="none" fo:color="#24292e" style:font-name="SFMono-Regular" fo:font-size="9.75pt" fo:letter-spacing="normal" fo:font-style="normal" fo:padding="0in" fo:border="none"/>
    </style:style>
    <style:style style:name="T15" style:family="text">
      <style:text-properties officeooo:rsid="000d0eec"/>
    </style:style>
    <style:style style:name="T16" style:family="text">
      <style:text-properties fo:color="#a71d5d"/>
    </style:style>
    <style:style style:name="T17" style:family="text">
      <style:text-properties fo:color="#183691"/>
    </style:style>
    <style:style style:name="T18" style:family="text">
      <style:text-properties fo:color="#183691" officeooo:rsid="000e2de0"/>
    </style:style>
    <style:style style:name="T19" style:family="text">
      <style:text-properties fo:color="#183691" fo:font-weight="bold" officeooo:rsid="000e2de0" style:font-weight-asian="bold" style:font-weight-complex="bold"/>
    </style:style>
    <style:style style:name="T20" style:family="text">
      <style:text-properties fo:color="#ed6a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m_8993562899202433817gmail-docs-internal-guid-7c0dc077-9321-41b1-0ae3-290017e88ad7"/>Tasks to do in the App:</text:p>
      <text:p text:style-name="P3"/>
      <text:p text:style-name="P2">1. Create a new application using database postgres.</text:p>
      <text:p text:style-name="P2">2. Integrate devise for signin, signup, signout and forgot password.</text:p>
      <text:p text:style-name="P1"><text:span text:style-name="T1">3. Integrate active admin(</text:span><text:a xlink:type="simple" xlink:href="https://github.com/activeadmin/activeadmin" office:target-frame-name="_blank" xlink:show="new"><text:span text:style-name="T1">https://github.com/</text:span></text:a><text:span text:style-name="T1">).</text:span></text:p>
      <text:p text:style-name="P2">4. Allow admin to create the categories.</text:p>
      <text:p text:style-name="P2">5. Allow user to create the blogs with title, image, dropdown category(select_tag) and description.</text:p>
      <text:p text:style-name="P1"><text:span text:style-name="T1">6. Allow user to search the blogs with keyword(Reference: </text:span><text:a xlink:type="simple" xlink:href="https://rubyplus.com/articles/3381-Simple-Search-Form-in-Rails-5" office:target-frame-name="_blank" xlink:show="new"><text:span text:style-name="T1">https://rubyplus.com/articles/</text:span></text:a><text:span text:style-name="T1">).</text:span></text:p>
      <text:p text:style-name="P2">7. Allow user to filter the blogs within a date range.</text:p>
      <text:p text:style-name="P2">8. Allow user to comment on the blogs.</text:p>
      <text:p text:style-name="P1"><text:span text:style-name="T1">9. Integrate the template in bootstrap (after completing the above points, refenrece: </text:span><text:a xlink:type="simple" xlink:href="https://github.com/twbs/"><text:span text:style-name="T1">https://github.com/twbs/</text:span></text:a><text:span text:style-name="T1">).</text:span></text:p>
      <text:p text:style-name="P1"/>
      <text:p text:style-name="P11">https://github.com/twbs/bootstrap-sass</text:p>
      <text:p text:style-name="P2">10. Push the application to github.</text:p>
      <text:p text:style-name="P2">11. Deploy the application to heroku.</text:p>
      <text:p text:style-name="P3"/>
      <text:p text:style-name="P3"/>
      <text:p text:style-name="P4">Search:</text:p>
      <text:p text:style-name="P6">In view:</text:p>
      <text:p text:style-name="P5">&lt;%=form_tag "/blogs" ,:method=&gt;"GET" do %&gt;</text:p>
      <text:p text:style-name="P5"><text:s text:c="6"/>&lt;%= text_field_tag :search, params[:search] , :placeholder =&gt; "Type here to search"%&gt;</text:p>
      <text:p text:style-name="P5"><text:s text:c="6"/>&lt;%= submit_tag "Search"%&gt;</text:p>
      <text:p text:style-name="P5"><text:s text:c="4"/>&lt;%end%&gt;</text:p>
      <text:p text:style-name="P5"/>
      <text:p text:style-name="P6">In controller:</text:p>
      <text:p text:style-name="P7"><text:s text:c="2"/>if params[:search].present?</text:p>
      <text:p text:style-name="P7"><text:s text:c="6"/>@blogs= Blog.where('title LIKE ? OR description LIKE ?', "%#{params[:search]}%", "%#{params[:search]}%")</text:p>
      <text:p text:style-name="P7"><text:s text:c="4"/>elsif params[:start_date].present? &amp;&amp; params[:end_date].present?</text:p>
      <text:p text:style-name="P7"><text:s text:c="8"/>@blogs = Blog.where('created_at &gt; ? AND created_at &lt; ?', params[:start_date].to_date, <text:soft-page-break/>params[:end_date].to_date) <text:s/></text:p>
      <text:p text:style-name="P7"><text:s text:c="4"/>else</text:p>
      <text:p text:style-name="P7"><text:s text:c="7"/>@blogs=Blog.all</text:p>
      <text:p text:style-name="P7"><text:s text:c="4"/>end</text:p>
      <text:p text:style-name="P7"/>
      <text:p text:style-name="P7"/>
      <text:p text:style-name="P7"/>
      <text:p text:style-name="P7"/>
      <text:h text:style-name="P19" text:outline-level="1"><text:a xlink:type="simple" xlink:href="http://stackoverflow.com/questions/10180418/rails-active-admin-css-conflicting-with-twitter-bootstrap-css"><text:span text:style-name="T8">Rails Active Admin css conflicting with Twitter Bootstrap css</text:span></text:a></text:h>
      <text:p text:style-name="Text_20_body"><text:line-break/></text:p>
      <text:p text:style-name="P8"><text:span text:style-name="T3">For me changing </text:span><text:span text:style-name="Source_20_Text"><text:span text:style-name="T6">application.css</text:span></text:span><text:span text:style-name="T7"> </text:span><text:span text:style-name="T3">to following solves the problem:</text:span></text:p>
      <text:p text:style-name="P15"><text:span text:style-name="Source_20_Text"><text:span text:style-name="T9">*= stub </text:span></text:span><text:span text:style-name="Source_20_Text"><text:span text:style-name="T10">"active_admin"</text:span></text:span></text:p>
      <text:p text:style-name="P8"/>
      <text:p text:style-name="P8"/>
      <text:h text:style-name="P20" text:outline-level="1">Bootstrap for Sass <text:span text:style-name="T15">using gem</text:span></text:h>
      <text:p text:style-name="P8"/>
      <text:p text:style-name="P9"><text:span text:style-name="T2">Link:</text:span><text:a xlink:type="simple" xlink:href="https://github.com/twbs/bootstrap-sass">https://github.com/twbs/bootstrap-sass</text:a></text:p>
      <text:p text:style-name="P9"/>
      <text:p text:style-name="P12"><text:span text:style-name="T11">In your Gemfile you need to add the </text:span><text:span text:style-name="Source_20_Text"><text:span text:style-name="T14">bootstrap-sass</text:span></text:span><text:span text:style-name="T11"> gem, and ensure that the </text:span><text:span text:style-name="Source_20_Text"><text:span text:style-name="T14">sass-rails</text:span></text:span><text:span text:style-name="T11"> gem is present - it is added to new Rails applications by default.</text:span></text:p>
      <text:p text:style-name="P16"><text:span text:style-name="T16">gem</text:span> <text:span text:style-name="T17">'bootstrap-sass'</text:span>, <text:span text:style-name="T17">'~&gt; 3.3.6'</text:span></text:p>
      <text:p text:style-name="P18"><text:span text:style-name="T16">gem</text:span> <text:span text:style-name="T17">'sass-rails'</text:span>, <text:span text:style-name="T17">'&gt;= 3.2'</text:span></text:p>
      <text:p text:style-name="P18"><text:span text:style-name="T17"><text:s/></text:span><text:span text:style-name="T19">bundle install</text:span></text:p>
      <text:p text:style-name="Text_20_body"><text:line-break/><text:span text:style-name="T12">Import Bootstrap styles in </text:span><text:span text:style-name="Source_20_Text"><text:span text:style-name="T13">app/assets/stylesheets/application.scss</text:span></text:span><text:span text:style-name="T12">:</text:span></text:p>
      <text:p text:style-name="P17">// "bootstrap-sprockets" must be imported before "bootstrap" and "bootstrap/variables"</text:p>
      <text:p text:style-name="P18"><text:span text:style-name="T16">@import</text:span> "<text:span text:style-name="T20">bootstrap-sprockets</text:span>";</text:p>
      <text:p text:style-name="P18"><text:span text:style-name="T16">@import</text:span> "<text:span text:style-name="T20">bootstrap</text:span>";</text:p>
      <text:p text:style-name="Text_20_body"/>
      <text:p text:style-name="P13"><text:span text:style-name="T5">a</text:span><text:span text:style-name="T4">pplication/layout</text:span></text:p>
      <text:p text:style-name="P13"><text:span text:style-name="T4">&lt;%=form_tag "/blogs" ,:method=&gt;"GET" do %&gt;</text:span></text:p>
      <text:p text:style-name="P13"><text:span text:style-name="T4"></text:span></text:p>
      <text:p text:style-name="P13"><text:span text:style-name="T4"><text:s text:c="6"/>&lt;%= text_field_tag :search, params[:search] , :placeholder =&gt; "Type here to search"%&gt;</text:span></text:p>
      <text:p text:style-name="P13"><text:span text:style-name="T4"><text:s text:c="6"/>&lt;%= text_field_tag :start_date, params[:start_date] , :placeholder =&gt; "Start date", :id=&gt;"start-date"%&gt;</text:span></text:p>
      <text:p text:style-name="P13"><text:soft-page-break/><text:span text:style-name="T4"><text:s text:c="6"/>&lt;%= text_field_tag :end_date, params[:end_date] , :placeholder =&gt; "end_date" , :id=&gt;"end-date"%&gt;</text:span></text:p>
      <text:p text:style-name="P13"><text:span text:style-name="T4"><text:s text:c="6"/>&lt;%= submit_tag "Search", :class=&gt;"btn btn-success"%&gt;</text:span></text:p>
      <text:p text:style-name="P13"><text:span text:style-name="T4"><text:s text:c="4"/>&lt;%end%&gt;</text:span></text:p>
      <text:p text:style-name="P13"/>
      <text:p text:style-name="P14"><text:span text:style-name="T4">layout script for datepicker rails form</text:span></text:p>
      <text:p text:style-name="P14"><text:span text:style-name="T4">&lt;script&gt;</text:span></text:p>
      <text:p text:style-name="P14"><text:span text:style-name="T4"><text:s text:c="2"/>$( function() {</text:span></text:p>
      <text:p text:style-name="P14"><text:span text:style-name="T4"><text:s text:c="4"/>$("#start-date" ).datepicker({ dateFormat: 'dd-mm-yy' });</text:span></text:p>
      <text:p text:style-name="P14"><text:span text:style-name="T4"><text:s text:c="4"/>$("#end-date" ).datepicker({ dateFormat: 'dd-mm-yy' });</text:span></text:p>
      <text:p text:style-name="P14"><text:span text:style-name="T4"><text:s text:c="2"/>} );</text:span></text:p>
      <text:p text:style-name="P14"><text:span text:style-name="T4"><text:s text:c="2"/>&lt;/script&gt;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" svg:font-family="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102in" fo:margin-right="0.114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5:45:51.582827483</meta:creation-date>
    <dc:date>2017-04-13T14:56:17.329721325</dc:date>
    <meta:editing-duration>PT1H26M42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3" meta:paragraph-count="56" meta:word-count="308" meta:character-count="2605" meta:non-whitespace-character-count="2232"/>
  </office:meta>
</office:document-meta>
</file>